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cfe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 n’est pas une divinité négligeable qui te poursuit de sa <text:span text:style-name="T1">colère </text:span>et grave est la <text:span text:style-name="T1">faute que tu expies </text:span>: Orphée, plongé dans un malheur qu’il n’a pas mérité, déclenche contre toi, <text:span text:style-name="T1">à moins que les destins ne s’y opposent, </text:span>la punition que tu vis aujourd’hui et c’est la perte de son épouse qui déchaîne sa <text:span text:style-name="T1">cruauté</text:span>. Oui, un jour qu’elle cherchait à t’échapper en courant le long du fleuve, la jeune femme – elle allait en mourir – ne vit pas, sous ses pieds, dans l’herbe haute, le <text:span text:style-name="T1">serpent </text:span>monstrueux qui gardait ces rives. Alors le chœur des Dryades, ses compagnes, emplit de ses cris, le sommet des montagnes ; on entendit pleurer les hauteurs du Rhodope, les cimes du Pangée et la terre de Rhésus, chère à Mars et les Gètes et l’Hèbre et Orithye, fille d’Actè.</text:p>
      <text:p text:style-name="Standard">Lui, cherchant à apaiser sur sa lyre creuse les <text:span text:style-name="T1">souffrances de son amour,</text:span> il te chantait, toi, sa douce épouse, il te chantait seul sur la rive déserte, il te chantait quand venait le jour, quand s’en allait le jour.</text:p>
      <text:p text:style-name="Standard">Il entra même dans les gorges du Ténare, porte profonde de Dis et dans le noir terrifiant du bois ténébreux ; il alla trouver les Mânes et leur roi d’épouvante et les cœurs <text:span text:style-name="T1">qui ne savent pas se laisser fléchir </text:span>aux prières des hommes. Mais son chant, dans le séjour profond de l’Érèbe, émut les ombres <text:span text:style-name="T1">sans consistance </text:span>et les fantômes de ceux à qui <text:span text:style-name="T1">manque la lumière </text:span>; et voilà qu’ils s’avançaient, aussi nombreux que les milliers d’oiseaux qui se cachent dans les feuillages, quand le soir ou une pluie d’orage les chasse des montagnes : voici des mères, des maris et les corps de héros au grand c<text:span text:style-name="T1">œ</text:span>ur qui ont accompli leur vie, voici des enfants et des jeunes filles qui n’ont pas connu le mariage et de jeunes garçons placés sur le bûcher sous les yeux de leurs parents ; autour d’eux, un noir cloaque et le hideux roseau du Cocyte ; les eaux croupissantes d’un marais qu’on ne saurait aimer les tiennent prisonniers et les neufs méandres du Styx les enferment. Bien plus, le séjour même de la Mort, le profond Tartare et les Euménides aux cheveux tressés de noirs serpents, on les vit saisis de stupeur et Cerbère fit taire ses trois gueules béantes et la roue d’Ixion que le vent fait tourner arrêta sa course.</text:p>
      <text:p text:style-name="Standard">Orphée revenait déjà sur ses pas : il avait échappé à tous les malheurs, Eurydice lui était rendue et rejoignait l’air supérieur en marchant derrière lui (car telle était la <text:span text:style-name="T1">règle </text:span>imposée par Proserpine) ; soudain une <text:span text:style-name="T1">démence </text:span>subite s’empara de l’amant <text:span text:style-name="T1">imprudent </text:span>– <text:span text:style-name="T1">démence </text:span>bien excusable, si les Mânes savaient pardonner ! – : il s’arrêta et, oubliant tout hélas ! et ne maîtrisant plus son cœur, il se retourna pour voir, alors qu’elle atteignait presque la lumière, sa chère Eurydice. <text:span text:style-name="T1">À</text:span> cet instant se perdirent tous ses efforts et se rompit le <text:span text:style-name="T1">pacte </text:span>avec un roi cruel ; par trois fois, on entendit monter des profondeurs de l’Averne un bruit éclatant.</text:p>
      <text:p text:style-name="Standard">Alors elle dit : « Quel égarement nous a perdus, toi, Orphée et moi, qu’il faut plaindre ? oui, quel immense égarement ? Voilà que, <text:span text:style-name="T1">pour la seconde fois</text:span>, les destins sans pitié me rappellent en arrière et le sommeil fait sombrer mes yeux dans le vague. Adieu, à présent : je suis attirée par une nuit sans bornes qui m’encercle, et je tends vers toi des mains vacillantes : hélas, je ne suis déjà plus à toi ». Elle parla ainsi et soudain, comme une <text:span text:style-name="T1">fumée légère </text:span>se mêle à l’air, elle disparut à l’opposé et échappa à ses regards, et, tandis qu’il cherchait, en pure perte, à saisir des <text:span text:style-name="T1">ombres </text:span>et voulait lui dire encore et encore mille choses, elle le perdit de vue et le nocher d’Orcus ne le laissa plus passer une autre fois le marais qui les séparait.</text:p>
      <text:p text:style-name="Standard">Que pouvait-il faire ? Où pouvait-il porter ses pas, maintenant qu’on lui avait ravi deux fois son épouse ? par quels pleurs pouvait-il émouvoir les Mânes ? Quelles divinités pouvait-il émouvoir de sa voix ?</text:p>
      <text:p text:style-name="Standard">Eurydice, de son côté, déjà glacée, voguait dans la barque du Styx.</text:p>
      <text:p text:style-name="Standard">Orphée <text:span text:style-name="T1">pleura </text:span>– c’est ce qu’on raconte – durant sept mois de suite, sept mois entiers, aux pieds d’un roc élevé, sur les bords du Strymon désert ; il déroula le récit de ces malheurs devant les antres glacées et son chant amadoua les tigres et déplaça les chênes. Philomèle comme lui, sous l’ombre d’un peuplier, se <text:span text:style-name="T1">lamente </text:span>accablée par la perte de ses petits qu’un paysan impitoyable guettait pour les arracher du nid, alors qu’ils n’avaient pas encore de plumes ; alors, toute la nuit, elle <text:span text:style-name="T1">pleure </text:span>et posée sur une branche, elle renouvelle son <text:span text:style-name="T1">chant plaintif </text:span>et emplit les lieux à l’entour de ses lamentations désespérées. Aucun amour, aucun hymen ne fléchirent le cœur d’Orphée. Solitaire, il marchait à travers les <text:span text:style-name="T1">glaces hyperboréennes</text:span>, le Tanaïs enneigé et les champs que ne quittent jamais les gelées du Riphée <text:soft-page-break/>et il pleurait Eurydice qu’on lui avait enlevée et les vaines faveurs de Pluton ; cet hommage lui faisait dédaigner les femmes du pays des Cicones, et, dans des cérémonies sacrées, des <text:span text:style-name="T1">orgies nocturnes en l’honneur de Bacchus</text:span>, elles déchirèrent le corps du jeune homme et le répandirent au loin, dans la campagne. Alors, sa tête, même détachée de sa nuque <text:span text:style-name="T1">blanche comme le marbre</text:span>, fut portée et roulée dans les tourbillons de l’Hèbre, le fils d’Oeagre ; d’elles-mêmes, sa voix et sa langue glacée, alors qu’il expirait, appelaient Eurydice – Ah ! <text:span text:style-name="T1">m</text:span>alheureuse Eurydice ! – et les rivages, tout le long du fleuve répétaient : « Eurydice !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7T11:54:07.539549523</meta:creation-date>
    <dc:date>2020-07-07T12:07:44.632638748</dc:date>
    <meta:editing-duration>PT2M26S</meta:editing-duration>
    <meta:editing-cycles>2</meta:editing-cycles>
    <meta:generator>LibreOffice/6.3.5.2$Linux_X86_64 LibreOffice_project/30$Build-2</meta:generator>
    <meta:document-statistic meta:table-count="0" meta:image-count="0" meta:object-count="0" meta:page-count="2" meta:paragraph-count="8" meta:word-count="946" meta:character-count="5329" meta:non-whitespace-character-count="4383"/>
  </office:meta>
</office:document-meta>
</file>